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FreeSerif" svg:font-family="FreeSerif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11ee3c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13a8ba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08beb1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73" style:family="paragraph" style:parent-style-name="Standard">
      <style:text-properties style:font-name="FreeMono" officeooo:rsid="01227719" officeooo:paragraph-rsid="0108beb1"/>
    </style:style>
    <style:style style:name="P74" style:family="paragraph" style:parent-style-name="Standard">
      <style:text-properties style:font-name="FreeMono" officeooo:rsid="0121e36c" officeooo:paragraph-rsid="0108beb1"/>
    </style:style>
    <style:style style:name="P75" style:family="paragraph" style:parent-style-name="Standard">
      <style:text-properties style:font-name="FreeMono" officeooo:paragraph-rsid="0108beb1"/>
    </style:style>
    <style:style style:name="P76" style:family="paragraph" style:parent-style-name="Standard">
      <style:paragraph-properties fo:text-align="start" style:justify-single-word="false"/>
      <style:text-properties officeooo:paragraph-rsid="00907ee1"/>
    </style:style>
    <style:style style:name="P7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1ee3c" officeooo:paragraph-rsid="0094a78b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13a8ba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e528b7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4e148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4f0d53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2bf3e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b7b7e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1338b22"/>
    </style:style>
    <style:style style:name="P92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7200c7"/>
    </style:style>
    <style:style style:name="T4" style:family="text">
      <style:text-properties style:font-name="FreeMono" officeooo:rsid="00ad103c"/>
    </style:style>
    <style:style style:name="T5" style:family="text">
      <style:text-properties style:font-name="FreeMono" officeooo:rsid="00b804e3"/>
    </style:style>
    <style:style style:name="T6" style:family="text">
      <style:text-properties style:font-name="FreeMono" officeooo:rsid="00b9656e"/>
    </style:style>
    <style:style style:name="T7" style:family="text">
      <style:text-properties style:font-name="FreeMono" officeooo:rsid="00cb20f3"/>
    </style:style>
    <style:style style:name="T8" style:family="text">
      <style:text-properties style:font-name="FreeMono" officeooo:rsid="00bf6866"/>
    </style:style>
    <style:style style:name="T9" style:family="text">
      <style:text-properties style:font-name="FreeMono" officeooo:rsid="00ac8f4e"/>
    </style:style>
    <style:style style:name="T10" style:family="text">
      <style:text-properties style:font-name="FreeMono" officeooo:rsid="00ea2bba"/>
    </style:style>
    <style:style style:name="T11" style:family="text">
      <style:text-properties style:font-name="FreeMono" officeooo:rsid="00ed749e"/>
    </style:style>
    <style:style style:name="T12" style:family="text">
      <style:text-properties style:font-name="FreeMono" officeooo:rsid="00eeb3a3"/>
    </style:style>
    <style:style style:name="T13" style:family="text">
      <style:text-properties style:font-name="FreeMono" officeooo:rsid="00f02d5b"/>
    </style:style>
    <style:style style:name="T14" style:family="text">
      <style:text-properties style:font-name="FreeMono" officeooo:rsid="0102d0ef"/>
    </style:style>
    <style:style style:name="T15" style:family="text">
      <style:text-properties style:font-name="FreeMono" officeooo:rsid="01044023"/>
    </style:style>
    <style:style style:name="T16" style:family="text">
      <style:text-properties style:font-name="FreeMono" officeooo:rsid="0112b87c"/>
    </style:style>
    <style:style style:name="T17" style:family="text">
      <style:text-properties style:font-name="FreeMono" officeooo:rsid="0114094b"/>
    </style:style>
    <style:style style:name="T18" style:family="text">
      <style:text-properties style:font-name="FreeMono" officeooo:rsid="0114970b"/>
    </style:style>
    <style:style style:name="T19" style:family="text">
      <style:text-properties style:font-name="FreeMono" officeooo:rsid="0118f586"/>
    </style:style>
    <style:style style:name="T20" style:family="text">
      <style:text-properties style:font-name="FreeMono" officeooo:rsid="003e0081"/>
    </style:style>
    <style:style style:name="T21" style:family="text">
      <style:text-properties style:font-name="FreeMono" officeooo:rsid="00de7861"/>
    </style:style>
    <style:style style:name="T22" style:family="text">
      <style:text-properties style:font-name="FreeMono" officeooo:rsid="0042429c"/>
    </style:style>
    <style:style style:name="T23" style:family="text">
      <style:text-properties style:font-name="FreeMono" officeooo:rsid="00442821"/>
    </style:style>
    <style:style style:name="T24" style:family="text">
      <style:text-properties style:font-name="FreeMono" officeooo:rsid="0044a7fd"/>
    </style:style>
    <style:style style:name="T25" style:family="text">
      <style:text-properties style:font-name="FreeMono" officeooo:rsid="011539c1"/>
    </style:style>
    <style:style style:name="T26" style:family="text">
      <style:text-properties fo:font-weight="normal" officeooo:rsid="0019b933" style:font-weight-asian="normal" style:font-weight-complex="normal"/>
    </style:style>
    <style:style style:name="T27" style:family="text">
      <style:text-properties fo:font-weight="normal" officeooo:rsid="001b77f1" style:font-weight-asian="normal" style:font-weight-complex="normal"/>
    </style:style>
    <style:style style:name="T28" style:family="text">
      <style:text-properties fo:font-weight="normal" officeooo:rsid="001e4cc3" style:font-weight-asian="normal" style:font-weight-complex="normal"/>
    </style:style>
    <style:style style:name="T29" style:family="text">
      <style:text-properties fo:font-weight="normal" officeooo:rsid="001ff759" style:font-weight-asian="normal" style:font-weight-complex="normal"/>
    </style:style>
    <style:style style:name="T30" style:family="text">
      <style:text-properties fo:font-weight="normal" officeooo:rsid="0025807d" style:font-weight-asian="normal" style:font-weight-complex="normal"/>
    </style:style>
    <style:style style:name="T31" style:family="text">
      <style:text-properties fo:font-weight="normal" officeooo:rsid="00217b28" style:font-weight-asian="normal" style:font-weight-complex="normal"/>
    </style:style>
    <style:style style:name="T32" style:family="text">
      <style:text-properties fo:font-weight="normal" officeooo:rsid="0023e396" style:font-weight-asian="normal" style:font-weight-complex="normal"/>
    </style:style>
    <style:style style:name="T33" style:family="text">
      <style:text-properties fo:font-weight="normal" officeooo:rsid="00288e6d" style:font-weight-asian="normal" style:font-weight-complex="normal"/>
    </style:style>
    <style:style style:name="T34" style:family="text">
      <style:text-properties fo:font-weight="normal" officeooo:rsid="010a8fef" style:font-weight-asian="normal" style:font-weight-complex="normal"/>
    </style:style>
    <style:style style:name="T35" style:family="text">
      <style:text-properties fo:font-style="italic" officeooo:rsid="00589877" style:font-style-asian="italic" style:font-style-complex="italic"/>
    </style:style>
    <style:style style:name="T36" style:family="text">
      <style:text-properties fo:font-style="italic" officeooo:rsid="005a0a31" style:font-style-asian="italic" style:font-style-complex="italic"/>
    </style:style>
    <style:style style:name="T37" style:family="text">
      <style:text-properties fo:font-style="italic" officeooo:rsid="010b5b7a" style:font-style-asian="italic" style:font-style-complex="italic"/>
    </style:style>
    <style:style style:name="T38" style:family="text">
      <style:text-properties fo:font-style="italic" officeooo:rsid="010f638a" style:font-style-asian="italic" style:font-style-complex="italic"/>
    </style:style>
    <style:style style:name="T39" style:family="text">
      <style:text-properties fo:font-style="italic" officeooo:rsid="01600476" style:font-style-asian="italic" style:font-style-complex="italic"/>
    </style:style>
    <style:style style:name="T40" style:family="text">
      <style:text-properties fo:font-style="normal" officeooo:rsid="008fc3c0" style:font-style-asian="normal" style:font-style-complex="normal"/>
    </style:style>
    <style:style style:name="T41" style:family="text">
      <style:text-properties fo:font-style="normal" officeooo:rsid="010a8fef" style:font-style-asian="normal" style:font-style-complex="normal"/>
    </style:style>
    <style:style style:name="T42" style:family="text">
      <style:text-properties fo:font-style="normal" officeooo:rsid="010b5b7a" style:font-style-asian="normal" style:font-style-complex="normal"/>
    </style:style>
    <style:style style:name="T43" style:family="text">
      <style:text-properties fo:font-style="normal" officeooo:rsid="010b6d63" style:font-style-asian="normal" style:font-style-complex="normal"/>
    </style:style>
    <style:style style:name="T44" style:family="text">
      <style:text-properties fo:font-style="normal" officeooo:rsid="011a4c32" style:font-style-asian="normal" style:font-style-complex="normal"/>
    </style:style>
    <style:style style:name="T45" style:family="text">
      <style:text-properties style:font-name="Liberation Serif1" fo:font-weight="normal" officeooo:rsid="00288e6d" style:font-weight-asian="normal" style:font-weight-complex="normal"/>
    </style:style>
    <style:style style:name="T46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47" style:family="text">
      <style:text-properties style:font-name="Liberation Serif1" fo:font-size="12pt" officeooo:rsid="0114094b" style:font-size-asian="12pt" style:font-size-complex="12pt"/>
    </style:style>
    <style:style style:name="T48" style:family="text">
      <style:text-properties officeooo:rsid="0032efce"/>
    </style:style>
    <style:style style:name="T49" style:family="text">
      <style:text-properties officeooo:rsid="003849c4"/>
    </style:style>
    <style:style style:name="T50" style:family="text">
      <style:text-properties officeooo:rsid="0039785f"/>
    </style:style>
    <style:style style:name="T51" style:family="text">
      <style:text-properties officeooo:rsid="003e0081"/>
    </style:style>
    <style:style style:name="T52" style:family="text">
      <style:text-properties officeooo:rsid="0042429c"/>
    </style:style>
    <style:style style:name="T53" style:family="text">
      <style:text-properties officeooo:rsid="0043487d"/>
    </style:style>
    <style:style style:name="T54" style:family="text">
      <style:text-properties officeooo:rsid="0043d33a"/>
    </style:style>
    <style:style style:name="T55" style:family="text">
      <style:text-properties officeooo:rsid="00442821"/>
    </style:style>
    <style:style style:name="T56" style:family="text">
      <style:text-properties officeooo:rsid="0044a7fd"/>
    </style:style>
    <style:style style:name="T57" style:family="text">
      <style:text-properties officeooo:rsid="00465349"/>
    </style:style>
    <style:style style:name="T58" style:family="text">
      <style:text-properties officeooo:rsid="0047ba7f"/>
    </style:style>
    <style:style style:name="T59" style:family="text">
      <style:text-properties officeooo:rsid="004a9366"/>
    </style:style>
    <style:style style:name="T60" style:family="text">
      <style:text-properties officeooo:rsid="004cf77c"/>
    </style:style>
    <style:style style:name="T61" style:family="text">
      <style:text-properties officeooo:rsid="004fc5a1"/>
    </style:style>
    <style:style style:name="T62" style:family="text">
      <style:text-properties officeooo:rsid="00517544"/>
    </style:style>
    <style:style style:name="T63" style:family="text">
      <style:text-properties officeooo:rsid="00570f5e"/>
    </style:style>
    <style:style style:name="T64" style:family="text">
      <style:text-properties officeooo:rsid="00589877"/>
    </style:style>
    <style:style style:name="T65" style:family="text">
      <style:text-properties officeooo:rsid="005b9710"/>
    </style:style>
    <style:style style:name="T66" style:family="text">
      <style:text-properties officeooo:rsid="005c6c4e"/>
    </style:style>
    <style:style style:name="T67" style:family="text">
      <style:text-properties officeooo:rsid="005d7b27"/>
    </style:style>
    <style:style style:name="T68" style:family="text">
      <style:text-properties officeooo:rsid="00618033"/>
    </style:style>
    <style:style style:name="T69" style:family="text">
      <style:text-properties officeooo:rsid="0066c4be"/>
    </style:style>
    <style:style style:name="T70" style:family="text">
      <style:text-properties style:font-name="Jomolhari" officeooo:rsid="007200c7"/>
    </style:style>
    <style:style style:name="T71" style:family="text">
      <style:text-properties style:font-name="Jomolhari" officeooo:rsid="008053f5"/>
    </style:style>
    <style:style style:name="T72" style:family="text">
      <style:text-properties style:font-name="Jomolhari" officeooo:rsid="0032efce"/>
    </style:style>
    <style:style style:name="T73" style:family="text">
      <style:text-properties style:font-name="Jomolhari" officeooo:rsid="008894f2"/>
    </style:style>
    <style:style style:name="T74" style:family="text">
      <style:text-properties style:font-name="Jomolhari" officeooo:rsid="0089ccf0"/>
    </style:style>
    <style:style style:name="T75" style:family="text">
      <style:text-properties style:font-name="Jomolhari" officeooo:rsid="008a6f9a"/>
    </style:style>
    <style:style style:name="T76" style:family="text">
      <style:text-properties style:font-name="Jomolhari" officeooo:rsid="008e3e08"/>
    </style:style>
    <style:style style:name="T77" style:family="text">
      <style:text-properties style:font-name="Jomolhari" fo:font-size="13pt" style:font-size-asian="13pt" style:font-size-complex="13pt"/>
    </style:style>
    <style:style style:name="T78" style:family="text">
      <style:text-properties style:font-name="Jomolhari" officeooo:rsid="010a8fef"/>
    </style:style>
    <style:style style:name="T79" style:family="text">
      <style:text-properties style:font-name="Jomolhari" officeooo:rsid="010b5b7a"/>
    </style:style>
    <style:style style:name="T80" style:family="text">
      <style:text-properties style:font-name="Jomolhari" officeooo:rsid="010f638a"/>
    </style:style>
    <style:style style:name="T81" style:family="text">
      <style:text-properties officeooo:rsid="006b862b"/>
    </style:style>
    <style:style style:name="T82" style:family="text">
      <style:text-properties officeooo:rsid="006e6fee"/>
    </style:style>
    <style:style style:name="T83" style:family="text">
      <style:text-properties fo:color="#000000" style:text-underline-style="none" fo:font-weight="normal" officeooo:rsid="002afd29" style:font-weight-asian="normal" style:font-weight-complex="normal"/>
    </style:style>
    <style:style style:name="T84" style:family="text">
      <style:text-properties fo:color="#000000" style:text-underline-style="none" fo:font-weight="normal" officeooo:rsid="002b32e2" style:font-weight-asian="normal" style:font-weight-complex="normal"/>
    </style:style>
    <style:style style:name="T85" style:family="text">
      <style:text-properties fo:color="#000000" style:text-underline-style="none" fo:font-weight="normal" officeooo:rsid="002cfe84" style:font-weight-asian="normal" style:font-weight-complex="normal"/>
    </style:style>
    <style:style style:name="T86" style:family="text">
      <style:text-properties fo:color="#000000" style:text-underline-style="none" fo:font-weight="normal" officeooo:rsid="010a8fef" style:font-weight-asian="normal" style:font-weight-complex="normal"/>
    </style:style>
    <style:style style:name="T87" style:family="text">
      <style:text-properties fo:color="#000000" style:text-underline-style="none" fo:font-weight="normal" officeooo:rsid="010f638a" style:font-weight-asian="normal" style:font-weight-complex="normal"/>
    </style:style>
    <style:style style:name="T88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89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90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91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92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93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94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95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96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97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98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99" style:family="text">
      <style:text-properties fo:color="#000000" style:font-name="Jomolhari" fo:font-size="13pt" style:text-underline-style="none" fo:font-weight="normal" officeooo:rsid="00e331a6" style:font-size-asian="13pt" style:font-weight-asian="normal" style:font-size-complex="13pt" style:font-weight-complex="normal"/>
    </style:style>
    <style:style style:name="T100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01" style:family="text">
      <style:text-properties fo:color="#000000" style:font-name="Jomolhari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02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03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04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05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07" style:family="text">
      <style:text-properties fo:color="#000000" style:font-name="FreeMono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08" style:family="text">
      <style:text-properties fo:color="#000000" style:font-name="FreeMono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09" style:family="text">
      <style:text-properties fo:color="#000000" style:font-name="FreeMono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10" style:family="text">
      <style:text-properties fo:color="#000000" style:font-name="FreeMono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11" style:family="text">
      <style:text-properties fo:color="#000000" style:font-name="FreeMono" fo:font-size="13pt" fo:font-style="normal" style:text-underline-style="none" fo:font-weight="normal" officeooo:rsid="0042429c" style:font-size-asian="13pt" style:font-style-asian="normal" style:font-weight-asian="normal" style:font-size-complex="13pt" style:font-style-complex="normal" style:font-weight-complex="normal"/>
    </style:style>
    <style:style style:name="T112" style:family="text">
      <style:text-properties fo:color="#000000" style:font-name="FreeMono" fo:font-size="13pt" fo:font-style="normal" style:text-underline-style="none" fo:font-weight="normal" officeooo:rsid="00442821" style:font-size-asian="13pt" style:font-style-asian="normal" style:font-weight-asian="normal" style:font-size-complex="13pt" style:font-style-complex="normal" style:font-weight-complex="normal"/>
    </style:style>
    <style:style style:name="T113" style:family="text">
      <style:text-properties fo:color="#000000" style:font-name="FreeMono" fo:font-size="13pt" fo:font-style="normal" style:text-underline-style="none" fo:font-weight="normal" officeooo:rsid="0044a7fd" style:font-size-asian="13pt" style:font-style-asian="normal" style:font-weight-asian="normal" style:font-size-complex="13pt" style:font-style-complex="normal" style:font-weight-complex="normal"/>
    </style:style>
    <style:style style:name="T114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15" style:family="text">
      <style:text-properties fo:color="#000000" style:font-name="Jomolhari1" fo:font-size="13pt" fo:font-style="normal" style:text-underline-style="none" fo:font-weight="normal" officeooo:rsid="011e8a8e" style:font-size-asian="13pt" style:font-style-asian="normal" style:font-weight-asian="normal" style:font-size-complex="13pt" style:font-style-complex="normal" style:font-weight-complex="normal"/>
    </style:style>
    <style:style style:name="T116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18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color="#000000" style:font-name="FreeMono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000000" style:font-name="FreeMono" fo:font-size="13pt" fo:font-style="normal" style:text-underline-style="none" fo:font-weight="normal" officeooo:rsid="01372d8b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000000" style:font-name="Jomolhari" fo:font-size="13pt" fo:font-style="normal" style:text-underline-style="none" fo:font-weight="normal" officeooo:rsid="01354b34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fo:color="#000000" style:font-name="Jomolhari" fo:font-size="13pt" fo:font-style="normal" style:text-underline-style="none" fo:font-weight="normal" officeooo:rsid="01372d8b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color="#000000" style:font-name="Jomolhari" fo:font-size="13pt" fo:font-style="normal" style:text-underline-style="none" fo:font-weight="normal" officeooo:rsid="01338b22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color="#000000" style:font-name="Jomolhari" fo:font-size="13pt" fo:font-style="normal" style:text-underline-style="none" fo:font-weight="normal" officeooo:rsid="01389753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color="#000000" style:font-name="Jomolhari" fo:font-size="13pt" fo:font-style="normal" style:text-underline-style="none" fo:font-weight="normal" officeooo:rsid="013a56b0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27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28" style:family="text">
      <style:text-properties fo:color="#000000" style:font-name="Jomolhari" fo:font-size="13pt" fo:font-style="italic" style:text-underline-style="none" fo:font-weight="normal" officeooo:rsid="01354b34" style:font-size-asian="13pt" style:font-style-asian="italic" style:font-weight-asian="normal" style:font-size-complex="13pt" style:font-style-complex="italic" style:font-weight-complex="normal"/>
    </style:style>
    <style:style style:name="T129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30" style:family="text">
      <style:text-properties fo:color="#000000" style:font-name="VL Gothic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31" style:family="text">
      <style:text-properties fo:color="#000000" style:font-name="VL Gothic" fo:font-size="13pt" style:text-underline-style="none" fo:font-weight="normal" officeooo:rsid="0146b15b" style:font-size-asian="13pt" style:font-weight-asian="normal" style:font-size-complex="13pt" style:font-weight-complex="normal"/>
    </style:style>
    <style:style style:name="T132" style:family="text">
      <style:text-properties officeooo:rsid="008fc3c0"/>
    </style:style>
    <style:style style:name="T133" style:family="text">
      <style:text-properties style:font-name="Jomolhari1" officeooo:rsid="005d7b27"/>
    </style:style>
    <style:style style:name="T134" style:family="text">
      <style:text-properties style:font-name="Jomolhari1" officeooo:rsid="00ac8f4e"/>
    </style:style>
    <style:style style:name="T135" style:family="text">
      <style:text-properties style:font-name="Jomolhari1" officeooo:rsid="00ad103c"/>
    </style:style>
    <style:style style:name="T136" style:family="text">
      <style:text-properties style:font-name="Jomolhari1" officeooo:rsid="00ad6f0a"/>
    </style:style>
    <style:style style:name="T137" style:family="text">
      <style:text-properties style:font-name="Jomolhari1" officeooo:rsid="00b01992"/>
    </style:style>
    <style:style style:name="T138" style:family="text">
      <style:text-properties style:font-name="Jomolhari1" officeooo:rsid="00c7fe8a"/>
    </style:style>
    <style:style style:name="T139" style:family="text">
      <style:text-properties style:font-name="Jomolhari1" officeooo:rsid="00e528b7"/>
    </style:style>
    <style:style style:name="T140" style:family="text">
      <style:text-properties style:font-name="Jomolhari1" officeooo:rsid="00ffdc51"/>
    </style:style>
    <style:style style:name="T141" style:family="text">
      <style:text-properties style:font-name="Jomolhari1" officeooo:rsid="0102d0ef"/>
    </style:style>
    <style:style style:name="T142" style:family="text">
      <style:text-properties style:font-name="Jomolhari1" officeooo:rsid="01041c8a"/>
    </style:style>
    <style:style style:name="T143" style:family="text">
      <style:text-properties style:font-name="Jomolhari1" officeooo:rsid="01044023"/>
    </style:style>
    <style:style style:name="T144" style:family="text">
      <style:text-properties style:font-name="Jomolhari1" officeooo:rsid="01058896"/>
    </style:style>
    <style:style style:name="T145" style:family="text">
      <style:text-properties style:font-name="Jomolhari1" officeooo:rsid="01071934"/>
    </style:style>
    <style:style style:name="T146" style:family="text">
      <style:text-properties style:font-name="Jomolhari1" officeooo:rsid="0107ec6e"/>
    </style:style>
    <style:style style:name="T147" style:family="text">
      <style:text-properties style:font-name="Jomolhari1" officeooo:rsid="0112b87c"/>
    </style:style>
    <style:style style:name="T148" style:family="text">
      <style:text-properties style:font-name="Jomolhari1" officeooo:rsid="0114094b"/>
    </style:style>
    <style:style style:name="T149" style:family="text">
      <style:text-properties style:font-name="Jomolhari1" officeooo:rsid="0114970b"/>
    </style:style>
    <style:style style:name="T150" style:family="text">
      <style:text-properties style:font-name="Jomolhari1" officeooo:rsid="0117bdb2"/>
    </style:style>
    <style:style style:name="T151" style:family="text">
      <style:text-properties style:font-name="Jomolhari1" officeooo:rsid="01189541"/>
    </style:style>
    <style:style style:name="T152" style:family="text">
      <style:text-properties style:font-name="Jomolhari1" officeooo:rsid="0118f586"/>
    </style:style>
    <style:style style:name="T153" style:family="text">
      <style:text-properties style:font-name="Jomolhari1" officeooo:rsid="0119a69a"/>
    </style:style>
    <style:style style:name="T154" style:family="text">
      <style:text-properties style:font-name="Jomolhari1" fo:font-style="italic" officeooo:rsid="00ad103c" style:font-style-asian="italic" style:font-style-complex="italic"/>
    </style:style>
    <style:style style:name="T155" style:family="text">
      <style:text-properties style:font-name="Jomolhari1" fo:font-style="italic" officeooo:rsid="01115540" style:font-style-asian="italic" style:font-style-complex="italic"/>
    </style:style>
    <style:style style:name="T156" style:family="text">
      <style:text-properties style:font-name="Jomolhari1" fo:font-style="italic" officeooo:rsid="0111ee3c" style:font-style-asian="italic" style:font-style-complex="italic"/>
    </style:style>
    <style:style style:name="T157" style:family="text">
      <style:text-properties style:font-name="Jomolhari1" fo:font-style="italic" officeooo:rsid="005ed207" style:font-style-asian="italic" style:font-style-complex="italic"/>
    </style:style>
    <style:style style:name="T158" style:family="text">
      <style:text-properties style:font-name="Jomolhari1" fo:font-style="italic" officeooo:rsid="005d7b27" style:font-style-asian="italic" style:font-style-complex="italic"/>
    </style:style>
    <style:style style:name="T159" style:family="text">
      <style:text-properties style:font-name="Jomolhari1" fo:font-style="italic" officeooo:rsid="00ac8f4e" style:font-style-asian="italic" style:font-style-complex="italic"/>
    </style:style>
    <style:style style:name="T160" style:family="text">
      <style:text-properties style:font-name="Jomolhari1" officeooo:rsid="01115540"/>
    </style:style>
    <style:style style:name="T161" style:family="text">
      <style:text-properties style:font-name="Jomolhari1" officeooo:rsid="0111ee3c"/>
    </style:style>
    <style:style style:name="T162" style:family="text">
      <style:text-properties style:font-name="Jomolhari1" officeooo:rsid="0113a8ba"/>
    </style:style>
    <style:style style:name="T163" style:family="text">
      <style:text-properties style:font-name="Jomolhari1" fo:font-style="normal" officeooo:rsid="014bc689" style:font-style-asian="normal" style:font-style-complex="normal"/>
    </style:style>
    <style:style style:name="T164" style:family="text">
      <style:text-properties style:font-name="Jomolhari1" officeooo:rsid="014ef548"/>
    </style:style>
    <style:style style:name="T165" style:family="text">
      <style:text-properties officeooo:rsid="00ac8f4e"/>
    </style:style>
    <style:style style:name="T166" style:family="text">
      <style:text-properties officeooo:rsid="00b5eef6"/>
    </style:style>
    <style:style style:name="T167" style:family="text">
      <style:text-properties officeooo:rsid="00b7a7f5"/>
    </style:style>
    <style:style style:name="T168" style:family="text">
      <style:text-properties officeooo:rsid="00b804e3"/>
    </style:style>
    <style:style style:name="T169" style:family="text">
      <style:text-properties officeooo:rsid="00b9656e"/>
    </style:style>
    <style:style style:name="T170" style:family="text">
      <style:text-properties officeooo:rsid="00bc583f"/>
    </style:style>
    <style:style style:name="T171" style:family="text">
      <style:text-properties officeooo:rsid="00bf6866"/>
    </style:style>
    <style:style style:name="T172" style:family="text">
      <style:text-properties officeooo:rsid="00c4efc1"/>
    </style:style>
    <style:style style:name="T173" style:family="text">
      <style:text-properties officeooo:rsid="00c9f843"/>
    </style:style>
    <style:style style:name="T174" style:family="text">
      <style:text-properties officeooo:rsid="00cb20f3"/>
    </style:style>
    <style:style style:name="T175" style:family="text">
      <style:text-properties officeooo:rsid="00da85ba"/>
    </style:style>
    <style:style style:name="T176" style:family="text">
      <style:text-properties officeooo:rsid="00dbd3c2"/>
    </style:style>
    <style:style style:name="T177" style:family="text">
      <style:text-properties officeooo:rsid="00de7861"/>
    </style:style>
    <style:style style:name="T178" style:family="text">
      <style:text-properties officeooo:rsid="00e00950"/>
    </style:style>
    <style:style style:name="T179" style:family="text">
      <style:text-properties officeooo:rsid="00e0f3cc"/>
    </style:style>
    <style:style style:name="T180" style:family="text">
      <style:text-properties officeooo:rsid="00ea2bba"/>
    </style:style>
    <style:style style:name="T181" style:family="text">
      <style:text-properties officeooo:rsid="00eeb3a3"/>
    </style:style>
    <style:style style:name="T182" style:family="text">
      <style:text-properties officeooo:rsid="00ef818c"/>
    </style:style>
    <style:style style:name="T183" style:family="text">
      <style:text-properties officeooo:rsid="00f02d5b"/>
    </style:style>
    <style:style style:name="T184" style:family="text">
      <style:text-properties officeooo:rsid="00f517aa"/>
    </style:style>
    <style:style style:name="T185" style:family="text">
      <style:text-properties officeooo:rsid="00f5e300"/>
    </style:style>
    <style:style style:name="T186" style:family="text">
      <style:text-properties officeooo:rsid="00f8380e"/>
    </style:style>
    <style:style style:name="T187" style:family="text">
      <style:text-properties officeooo:rsid="010121c6"/>
    </style:style>
    <style:style style:name="T188" style:family="text">
      <style:text-properties officeooo:rsid="01041c8a"/>
    </style:style>
    <style:style style:name="T189" style:family="text">
      <style:text-properties officeooo:rsid="011b545c"/>
    </style:style>
    <style:style style:name="T190" style:family="text">
      <style:text-properties officeooo:rsid="011df6ea"/>
    </style:style>
    <style:style style:name="T191" style:family="text">
      <style:text-properties officeooo:rsid="01227719"/>
    </style:style>
    <style:style style:name="T192" style:family="text">
      <style:text-properties officeooo:rsid="0121e36c"/>
    </style:style>
    <style:style style:name="T193" style:family="text">
      <style:text-properties officeooo:rsid="010a8fef"/>
    </style:style>
    <style:style style:name="T194" style:family="text">
      <style:text-properties officeooo:rsid="010b5b7a"/>
    </style:style>
    <style:style style:name="T195" style:family="text">
      <style:text-properties officeooo:rsid="010b6d63"/>
    </style:style>
    <style:style style:name="T196" style:family="text">
      <style:text-properties officeooo:rsid="010d4ed6"/>
    </style:style>
    <style:style style:name="T197" style:family="text">
      <style:text-properties officeooo:rsid="010f638a"/>
    </style:style>
    <style:style style:name="T198" style:family="text">
      <style:text-properties officeooo:rsid="01115540"/>
    </style:style>
    <style:style style:name="T199" style:family="text">
      <style:text-properties officeooo:rsid="0111ee3c"/>
    </style:style>
    <style:style style:name="T200" style:family="text">
      <style:text-properties officeooo:rsid="0113a8ba"/>
    </style:style>
    <style:style style:name="T201" style:family="text">
      <style:text-properties style:font-name="FreeMono" officeooo:rsid="010b5b7a"/>
    </style:style>
    <style:style style:name="T202" style:family="text">
      <style:text-properties style:font-name="FreeMono" officeooo:rsid="0114d6d9"/>
    </style:style>
    <style:style style:name="T203" style:family="text">
      <style:text-properties style:font-name="FreeMono" officeooo:rsid="011539c1"/>
    </style:style>
    <style:style style:name="T204" style:family="text">
      <style:text-properties style:font-name="FreeMono" fo:font-size="13pt" style:font-size-asian="13pt" style:font-size-complex="13pt"/>
    </style:style>
    <style:style style:name="T205" style:family="text">
      <style:text-properties style:font-name="FreeMono" fo:font-size="13pt" officeooo:rsid="01338b22" style:font-size-asian="13pt" style:font-size-complex="13pt"/>
    </style:style>
    <style:style style:name="T206" style:family="text">
      <style:text-properties officeooo:rsid="0114d6d9"/>
    </style:style>
    <style:style style:name="T207" style:family="text">
      <style:text-properties style:font-name="Jomolhari" fo:font-size="13pt" officeooo:rsid="01338b22" style:font-size-asian="13pt" style:font-size-complex="13pt"/>
    </style:style>
    <style:style style:name="T208" style:family="text">
      <style:text-properties officeooo:rsid="01406e0a"/>
    </style:style>
    <style:style style:name="T209" style:family="text">
      <style:text-properties officeooo:rsid="014141a0"/>
    </style:style>
    <style:style style:name="T210" style:family="text">
      <style:text-properties officeooo:rsid="01455ea8"/>
    </style:style>
    <style:style style:name="T211" style:family="text">
      <style:text-properties officeooo:rsid="0145799d"/>
    </style:style>
    <style:style style:name="T212" style:family="text">
      <style:text-properties style:font-name="VL Gothic" officeooo:rsid="014ef548"/>
    </style:style>
    <style:style style:name="T213" style:family="text">
      <style:text-properties officeooo:rsid="0152bf3e"/>
    </style:style>
    <style:style style:name="T214" style:family="text">
      <style:text-properties officeooo:rsid="0154bda5"/>
    </style:style>
    <style:style style:name="T215" style:family="text">
      <style:text-properties officeooo:rsid="01572228"/>
    </style:style>
    <style:style style:name="T216" style:family="text">
      <style:text-properties officeooo:rsid="0158ba06"/>
    </style:style>
    <style:style style:name="T217" style:family="text">
      <style:text-properties officeooo:rsid="015a3351"/>
    </style:style>
    <style:style style:name="T218" style:family="text">
      <style:text-properties officeooo:rsid="015d43f1"/>
    </style:style>
    <style:style style:name="T219" style:family="text">
      <style:text-properties officeooo:rsid="015d9189"/>
    </style:style>
    <style:style style:name="T220" style:family="text">
      <style:text-properties officeooo:rsid="01600476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26">YACC (Yet Another Compiler Compiler) is a tool used to generate a parser. </text:span><text:span text:style-name="T27">This document is a tutorial for the use of YACC to generate a parser for SIL. </text:span><text:span text:style-name="T28">YACC </text:span><text:span text:style-name="T29">translates the Context Free Grammar (CFG) specifications </text:span><text:span text:style-name="T30">(given as input in </text:span><text:span text:style-name="T46">input_file.y</text:span><text:span text:style-name="T30">) </text:span><text:span text:style-name="T29">into a C implementation </text:span><text:span text:style-name="T33">(</text:span><text:span text:style-name="T45">y.tab.c</text:span><text:span text:style-name="T33">) </text:span><text:span text:style-name="T29">of a corresponding </text:span><text:span text:style-name="T31">push down automaton </text:span><text:span text:style-name="T34">(</text:span><text:span text:style-name="T31">i.e., a finite state machine with a stack</text:span><text:span text:style-name="T34">).</text:span><text:span text:style-name="T26"> </text:span><text:span text:style-name="T32">This C program when compiled, yields an executable parser.</text:span></text:p>
      <text:p text:style-name="P4"><draw:custom-shape text:anchor-type="paragraph" draw:z-index="0" draw:style-name="gr1" draw:text-style-name="P92" svg:width="1.3335in" svg:height="0.6878in" svg:x="2.6583in" svg:y="0.0917in"><text:p text:style-name="P92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9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9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2"/>
      <text:p text:style-name="P71"><text:span text:style-name="T83">The source SIL program is fed as the input to the generated parser (</text:span><text:span text:style-name="T88">a.out</text:span><text:span text:style-name="T83">). <text:s/></text:span><text:span text:style-name="T87">The parser </text:span><text:span text:style-name="T84">checks </text:span><text:span text:style-name="T86">whether</text:span><text:span text:style-name="T84"> the program </text:span><text:span text:style-name="T87">satisfies </text:span><text:span text:style-name="T84">the </text:span><text:span text:style-name="T87">syntax </text:span><text:span text:style-name="T85">specification </text:span><text:span text:style-name="T87">given </text:span><text:span text:style-name="T85">in the </text:span><text:span text:style-name="T89">input_file.y</text:span><text:span text:style-name="T85"> file. </text:span></text:p>
      <text:p text:style-name="P18"/>
      <text:p text:style-name="P9"><text:span text:style-name="T49"><text:tab/>A parser is </text:span><text:span text:style-name="T50">a </text:span><text:span text:style-name="T49">program that </text:span><text:span text:style-name="T41">checks whether its </text:span><text:span text:style-name="T49">input </text:span><text:span text:style-name="T193">(viewed as a stre</text:span><text:span text:style-name="T197">a</text:span><text:span text:style-name="T193">m of tokens) meets</text:span><text:span text:style-name="T49"> a </text:span><text:span text:style-name="T193">given </text:span><text:span text:style-name="T49">grammar </text:span><text:span text:style-name="T63">specification</text:span><text:span text:style-name="T49">. </text:span><text:span text:style-name="T48"><text:s/></text:span><text:span text:style-name="T72">The syntax of </text:span><text:span text:style-name="T73">SIL</text:span><text:span text:style-name="T72"> can be specified by </text:span><text:span text:style-name="T74">using</text:span><text:span text:style-name="T71"> </text:span><text:span text:style-name="T78">a </text:span><text:span text:style-name="T75">Context Free Grammar.</text:span><text:span text:style-name="T74"> </text:span><text:span text:style-name="T78">As mentioned earlier, </text:span><text:span text:style-name="T76">YACC </text:span><text:span text:style-name="T78">takes this sp</text:span><text:span text:style-name="T80">e</text:span><text:span text:style-name="T78">cification and generates a parser for SIL. <text:s/></text:span></text:p>
      <text:p text:style-name="P14"/>
      <text:p text:style-name="P13"/>
      <text:p text:style-name="P15">Example:</text:p>
      <text:p text:style-name="P15"/>
      <text:p text:style-name="P28"><text:soft-page-break/><text:span text:style-name="T51">grammar<text:tab/>:<text:tab/>var </text:span><text:span text:style-name="T177">'</text:span><text:span text:style-name="T51">=</text:span><text:span text:style-name="T177">'</text:span><text:span text:style-name="T51"> value<text:tab/><text:tab/><text:tab/></text:span><text:span text:style-name="T52">{printf(“</text:span><text:span text:style-name="T55"> </text:span><text:span text:style-name="T56">end</text:span><text:span text:style-name="T55"> </text:span><text:span text:style-name="T52">”);}</text:span></text:p>
      <text:p text:style-name="P33"><text:tab/><text:tab/>;</text:p>
      <text:p text:style-name="P34"/>
      <text:p text:style-name="P29"><text:span text:style-name="T51">var<text:tab/><text:tab/>:<text:tab/></text:span><text:span text:style-name="T65">'</text:span><text:span text:style-name="T51">a</text:span><text:span text:style-name="T65">'<text:tab/><text:tab/></text:span><text:span text:style-name="T51"><text:tab/><text:tab/><text:tab/></text:span><text:span text:style-name="T55">{printf(“ variable ”);</text:span><text:span text:style-name="T58">}</text:span></text:p>
      <text:p text:style-name="P36"><text:tab/><text:tab/>;</text:p>
      <text:p text:style-name="P35"/>
      <text:p text:style-name="P28"><text:span text:style-name="T51">value<text:tab/>:<text:tab/></text:span><text:span text:style-name="T65">'</text:span><text:span text:style-name="T51">0</text:span><text:span text:style-name="T65">'<text:tab/><text:tab/><text:tab/><text:tab/></text:span><text:span text:style-name="T51"><text:tab/></text:span><text:span text:style-name="T55">{printf(“ </text:span><text:span text:style-name="T56">value ”);</text:span><text:span text:style-name="T58">}</text:span></text:p>
      <text:p text:style-name="P37"><text:tab/><text:tab/>;</text:p>
      <text:p text:style-name="P35"/>
      <text:p text:style-name="P16">Sample Input/Output <text:span text:style-name="T194">(explanations will follow)</text:span>:</text:p>
      <text:p text:style-name="P16"/>
      <text:p text:style-name="P30"><text:span text:style-name="T53">I:<text:tab/>a=</text:span><text:span text:style-name="T194">0</text:span></text:p>
      <text:p text:style-name="P30"><text:span text:style-name="T53">O:<text:tab/></text:span><text:span text:style-name="T57">variable </text:span><text:span text:style-name="T59">value </text:span><text:span text:style-name="T57">end</text:span></text:p>
      <text:p text:style-name="P38"><text:s/></text:p>
      <text:p text:style-name="P39">I:<text:tab/>a=</text:p>
      <text:p text:style-name="P31"><text:span text:style-name="T54">O:<text:tab/></text:span><text:span text:style-name="T60">variable</text:span></text:p>
      <text:p text:style-name="P31"><text:span text:style-name="T60"><text:tab/>syntax error</text:span><text:span text:style-name="T54"><text:tab/></text:span></text:p>
      <text:p text:style-name="P40"/>
      <text:p text:style-name="P32"><text:span text:style-name="T61">I:<text:tab/></text:span><text:span text:style-name="T66">s</text:span><text:span text:style-name="T61">=5</text:span><text:span text:style-name="T62">$</text:span></text:p>
      <text:p text:style-name="P41">O:<text:tab/>syntax error</text:p>
      <text:p text:style-name="P17"><text:tab/></text:p>
      <text:p text:style-name="P81"><text:span text:style-name="T64">This example demonstrates the specification of </text:span><text:span text:style-name="T35">rule</text:span><text:span text:style-name="T36">s</text:span><text:span text:style-name="T64"> in YACC. </text:span><text:span text:style-name="T67"><text:s/></text:span><text:span text:style-name="T68">In this example there are </text:span><text:span text:style-name="T194">three rules</text:span><text:span text:style-name="T68">. <text:s/></text:span><text:span text:style-name="T194">Each</text:span><text:span text:style-name="T81"> rule</text:span><text:span text:style-name="T69"> </text:span><text:span text:style-name="T194">has </text:span><text:span text:style-name="T37">product</text:span><text:span text:style-name="T38">i</text:span><text:span text:style-name="T37">on part</text:span><text:span text:style-name="T194"> and an </text:span><text:span text:style-name="T37">action part</text:span><text:span text:style-name="T194">. <text:s/>The action part consists of C statements enclosed within </text:span><text:span text:style-name="T196">a </text:span><text:span text:style-name="T201">{</text:span><text:span text:style-name="T194"> </text:span><text:span text:style-name="T196">and</text:span><text:span text:style-name="T194"> </text:span><text:span text:style-name="T201">}</text:span><text:span text:style-name="T194">. Each production part has a </text:span><text:span text:style-name="T37">head</text:span><text:span text:style-name="T194"> and a </text:span><text:span text:style-name="T37">body</text:span><text:span text:style-name="T194"> sep</text:span><text:span text:style-name="T197">a</text:span><text:span text:style-name="T194">rated by </text:span><text:span text:style-name="T206">a </text:span><text:span text:style-name="T201">: </text:span><text:span text:style-name="T194">. For example, the first rule above has </text:span><text:span text:style-name="T82">production </text:span><text:span text:style-name="T194">part with </text:span><text:span text:style-name="T202">grammar</text:span><text:span text:style-name="T194"> as the head and </text:span><text:span text:style-name="T20">var </text:span><text:span text:style-name="T21">'</text:span><text:span text:style-name="T20">=</text:span><text:span text:style-name="T21">'</text:span><text:span text:style-name="T20"> value</text:span><text:span text:style-name="T194"> as the body. <text:s/>The action part for the </text:span><text:span text:style-name="T195">r</text:span><text:span text:style-name="T194">ule is </text:span><text:span text:style-name="T25">{</text:span><text:span text:style-name="T22">printf(“</text:span><text:span text:style-name="T23"> </text:span><text:span text:style-name="T24">end</text:span><text:span text:style-name="T23"> </text:span><text:span text:style-name="T22">”);</text:span><text:span text:style-name="T25">}</text:span><text:span text:style-name="T194">. <text:s/></text:span></text:p>
      <text:p text:style-name="P27"/>
      <text:p text:style-name="P82"><text:span text:style-name="T42">The parser reads the input sequentially and tries to find a pattern match (of what is read so far) with the body part of each production. <text:s/>When </text:span><text:span text:style-name="T43">it </text:span><text:span text:style-name="T42">finds a matching production, the action part of the corresponding rule is executed.</text:span><text:span text:style-name="T43"> </text:span></text:p>
      <text:p text:style-name="P82"><text:span text:style-name="T44"/></text:p>
      <text:p text:style-name="P91"><text:span text:style-name="T114"><text:tab/>In the above example, when the input </text:span><text:span text:style-name="T119">a=0</text:span><text:span text:style-name="T114"> is given to the parser </text:span><text:span text:style-name="T115">generated by YACC</text:span><text:span text:style-name="T114">, it attempts to match </text:span><text:span text:style-name="T118">the input</text:span><text:span text:style-name="T114"> with the body of the production of the first rule. </text:span><text:span text:style-name="T117">W</text:span><text:span text:style-name="T116">hen the input has been parsed completely it executes the action of the first rule, i.e. </text:span><text:span text:style-name="T111">printf(“</text:span><text:span text:style-name="T112"> </text:span><text:span text:style-name="T113">end</text:span><text:span text:style-name="T112"> </text:span><text:span text:style-name="T111">”)</text:span><text:span text:style-name="T204">. </text:span><text:span text:style-name="T207">The statements</text:span><text:span text:style-name="T205"> </text:span><text:span text:style-name="T110">printf(“ variable ”) </text:span><text:span text:style-name="T126">and</text:span><text:span text:style-name="T109"> </text:span><text:span text:style-name="T110">printf(“ va</text:span><text:span text:style-name="T109">lu</text:span><text:span text:style-name="T110">e ”) </text:span><text:span text:style-name="T127">are executed as result of the input being matched with the </text:span><text:span text:style-name="T128">sub-productions. </text:span><text:span text:style-name="T121">Sub-productions are productions belonging to the production heads </text:span><text:span text:style-name="T122">which are found in the body of the production the parser is currently attempting to </text:span><text:soft-page-break/><text:span text:style-name="T122">parse.</text:span><text:span text:style-name="T123"> </text:span><text:span text:style-name="T122">In the above example, the second and third productions are sub-productions </text:span><text:span text:style-name="T125">of </text:span><text:span text:style-name="T122">the first production, as the production heads </text:span><text:span text:style-name="T120">var</text:span><text:span text:style-name="T122"> and </text:span><text:span text:style-name="T120">value</text:span><text:span text:style-name="T122"> are found in the body of the first </text:span><text:span text:style-name="T124">production.</text:span></text:p>
      <text:p text:style-name="P91"><text:span text:style-name="T124"/></text:p>
      <text:p text:style-name="P82"><text:span text:style-name="T42">If the parser fails to find any matching body part, then the message </text:span><text:span text:style-name="T70">“</text:span><text:span text:style-name="T3">syntax error</text:span><text:span text:style-name="T70">” </text:span><text:span text:style-name="T79">is generated.</text:span></text:p>
      <text:p text:style-name="P84"/>
      <text:p text:style-name="P70">2<text:tab/>The structure of YACC programs</text:p>
      <text:p text:style-name="P70"/>
      <text:p text:style-name="P10">A <text:span text:style-name="T196">YACC</text:span> program consists of three sections : Declarations, Rules and Auxiliary functions. <text:s/><text:span text:style-name="T196">(Note the similarity with the structure of LEX programs). <text:s/></text:span></text:p>
      <text:p text:style-name="P10"/>
      <text:p text:style-name="P10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1"/>
      <text:p text:style-name="P11"/>
      <text:p text:style-name="P11"/>
      <text:p text:style-name="P11"/>
      <text:p text:style-name="P11"/>
      <text:p text:style-name="P66"/>
      <text:p text:style-name="P66">2.1<text:tab/>Declarations</text:p>
      <text:p text:style-name="P66"/>
      <text:p text:style-name="P53"><text:span text:style-name="T132">The Declarations section of a YACC program consists of two parts, </text:span><text:span text:style-name="T40">C declarations <text:s/>and YACC Declarations</text:span><text:span text:style-name="T132">.</text:span></text:p>
      <text:p text:style-name="P54"/>
      <text:p text:style-name="P76"><text:span text:style-name="T92"><text:tab/>The C Declarations are delimited by </text:span><text:span text:style-name="T107">%{</text:span><text:span text:style-name="T92"> and </text:span><text:span text:style-name="T107">%}.</text:span><text:span text:style-name="T92"> This part consists of all the declarations required for the C code written in the </text:span><text:span text:style-name="T103">Actions</text:span><text:span text:style-name="T92"> section and the</text:span><text:span text:style-name="T91"> </text:span><text:span text:style-name="T103">Auxiliary functions</text:span><text:span text:style-name="T92"> section. The contents of this section are directly copied into </text:span><text:span text:style-name="T93">the</text:span><text:span text:style-name="T93"> generated</text:span><text:span text:style-name="T92"> </text:span><text:span text:style-name="T90">y.tab.c </text:span><text:span text:style-name="T77">file</text:span><text:span text:style-name="T90"> </text:span><text:span text:style-name="T92">without any modification</text:span><text:span text:style-name="T90">. </text:span><text:span text:style-name="T92"><text:s/></text:span></text:p>
      <text:p text:style-name="P55"/>
      <text:p text:style-name="P56"/>
      <text:p text:style-name="P56"/>
      <text:p text:style-name="P56"><text:soft-page-break/>Example:</text:p>
      <text:p text:style-name="P42">/<text:span text:style-name="T199">* </text:span><text:span text:style-name="T208">Beginning of </text:span><text:span text:style-name="T199">Declarations part */</text:span></text:p>
      <text:p text:style-name="P42"/>
      <text:p text:style-name="P42">%{ <text:s text:c="5"/>/* <text:span text:style-name="T208">Beginning of </text:span><text:span text:style-name="T199">C declarations */</text:span></text:p>
      <text:p text:style-name="P42"/>
      <text:p text:style-name="P42">#include&lt;stdio.h&gt;</text:p>
      <text:p text:style-name="P42"/>
      <text:p text:style-name="P42">%} <text:s text:c="5"/>/* <text:span text:style-name="T208">E</text:span><text:span text:style-name="T199">nd of C declarations */</text:span></text:p>
      <text:p text:style-name="P77"/>
      <text:p text:style-name="P77"><text:tab/>/* <text:span text:style-name="T208">Beginning of </text:span>YACC declarations <text:s/>*/</text:p>
      <text:p text:style-name="P42"/>
      <text:p text:style-name="P42">%token NUM <text:span text:style-name="T178">PLUS</text:span></text:p>
      <text:p text:style-name="P42"/>
      <text:p text:style-name="P42"><text:tab/>/* <text:span text:style-name="T209">E</text:span><text:span text:style-name="T199">nd of YACC declarations */</text:span></text:p>
      <text:p text:style-name="P46"><text:tab/></text:p>
      <text:p text:style-name="P46">/* <text:span text:style-name="T199">End of Declarations Part */</text:span></text:p>
      <text:p text:style-name="P46"/>
      <text:p text:style-name="P42"/>
      <text:p text:style-name="P42">%%<text:tab/>/* <text:span text:style-name="T200">Rules Section begins here */</text:span></text:p>
      <text:p text:style-name="P42"/>
      <text:p text:style-name="P42">expr<text:tab/>:expr <text:span text:style-name="T179">PLUS</text:span> expr <text:s/><text:span text:style-name="T200">{/* </text:span><text:span text:style-name="T210">Action</text:span><text:span text:style-name="T200"> */}</text:span></text:p>
      <text:p text:style-name="P42"><text:tab/>|<text:tab/>NUM <text:s text:c="9"/><text:span text:style-name="T200">{/* </text:span><text:span text:style-name="T210">Action</text:span><text:span text:style-name="T200"> */}</text:span> <text:s text:c="2"/></text:p>
      <text:p text:style-name="P42"><text:tab/>;</text:p>
      <text:p text:style-name="P42"/>
      <text:p text:style-name="P42">%% <text:tab/>/* <text:span text:style-name="T200">Rules Section ends here */</text:span></text:p>
      <text:p text:style-name="P47"><text:tab/></text:p>
      <text:p text:style-name="P47">/* <text:span text:style-name="T211">Beginning of </text:span><text:span text:style-name="T200">Auxiliary functions part */</text:span></text:p>
      <text:p text:style-name="P47"/>
      <text:p text:style-name="P47"><text:tab/>/* Auxiliary functions <text:span text:style-name="T200">here </text:span>*/</text:p>
      <text:p text:style-name="P47"/>
      <text:p text:style-name="P47">/* <text:span text:style-name="T211">End of Auxiliary functions*/</text:span></text:p>
      <text:p text:style-name="P60"/>
      <text:p text:style-name="P72"><text:span text:style-name="T94">The YACC </text:span><text:span text:style-name="T102">d</text:span><text:span text:style-name="T94">eclarations </text:span><text:span text:style-name="T102">part </text:span><text:span text:style-name="T94">consist of declarations of grammar </text:span><text:span text:style-name="T104">tokens</text:span><text:span text:style-name="T94"> </text:span><text:span text:style-name="T129">(hyperlink </text:span><text:span text:style-name="T130">to </text:span><text:span text:style-name="T131">LEX</text:span><text:span text:style-name="T130"> document</text:span><text:span text:style-name="T129">)</text:span><text:span text:style-name="T100">. <text:s text:c="2"/></text:span><text:span text:style-name="T94">In the above example </text:span><text:span text:style-name="T106">NUM</text:span><text:span text:style-name="T94"> </text:span><text:span text:style-name="T98">and </text:span><text:span text:style-name="T108">PLUS</text:span><text:span text:style-name="T94"> a</text:span><text:span text:style-name="T98">re</text:span><text:span text:style-name="T94"> token</text:span><text:span text:style-name="T98">s</text:span><text:span text:style-name="T94">. </text:span><text:span text:style-name="T99">A</text:span><text:span text:style-name="T95"> token represents </text:span><text:span text:style-name="T101">an</text:span><text:span text:style-name="T95"> input </text:span><text:span text:style-name="T101">item</text:span><text:span text:style-name="T95"> which is obtained by calling </text:span><text:span text:style-name="T101">the function </text:span><text:span text:style-name="T105">yylex()</text:span><text:span text:style-name="T95"> </text:span><text:span text:style-name="T96">(To be discussed in detail later). </text:span><text:span text:style-name="T97">The tokens declared in this section are used in the Rules section. </text:span></text:p>
      <text:p text:style-name="P63"/>
      <text:p text:style-name="P67">2.2<text:tab/>Rules</text:p>
      <text:p text:style-name="P42"/>
      <text:p text:style-name="P59"><text:span text:style-name="T133">A rule in a YACC program comprises of two parts (i) the </text:span><text:span text:style-name="T157">production</text:span><text:span text:style-name="T158"> part</text:span><text:span text:style-name="T133"> and (ii) the </text:span><text:span text:style-name="T158">action part</text:span><text:span text:style-name="T133">. </text:span><text:span text:style-name="T135">The syntax of SIL is specified in this section of the YACC program in the form of </text:span><text:span text:style-name="T162">a context free grammar.</text:span><text:span text:style-name="T135"> </text:span><text:span text:style-name="T138">A</text:span><text:span text:style-name="T136"> </text:span><text:span text:style-name="T137">rule in YACC</text:span><text:span text:style-name="T136"> is of the form:</text:span></text:p>
      <text:p text:style-name="P48"/>
      <text:p text:style-name="P48"><text:soft-page-break/>production_head<text:tab/>:<text:tab/>production_body<text:tab/>{<text:span text:style-name="T200">a</text:span>ction in C } ;</text:p>
      <text:p text:style-name="P25"/>
      <text:p text:style-name="P68">2.2.1<text:tab/>Productions</text:p>
      <text:p text:style-name="P57"/>
      <text:p text:style-name="P19">Example:</text:p>
      <text:p text:style-name="P19"/>
      <text:p text:style-name="P44"><text:span text:style-name="T165">expr<text:tab/>:<text:tab/>expr </text:span><text:span text:style-name="T180">PLUS</text:span><text:span text:style-name="T165"> expr</text:span></text:p>
      <text:p text:style-name="P49"/>
      <text:p text:style-name="P58"><text:span text:style-name="T134">Each production consists of a production </text:span><text:span text:style-name="T159">head</text:span><text:span text:style-name="T134"> and a production </text:span><text:span text:style-name="T159">body</text:span><text:span text:style-name="T134">. </text:span><text:span text:style-name="T139">Consider the production <text:s/></text:span><text:span text:style-name="T9">expr<text:tab/>:<text:tab/>expr </text:span><text:span text:style-name="T10">PLUS</text:span><text:span text:style-name="T9"> expr . </text:span><text:span text:style-name="T135">The </text:span><text:span text:style-name="T4">expr</text:span><text:span text:style-name="T135"> on the LHS of the</text:span><text:span text:style-name="T4"> : </text:span><text:span text:style-name="T172">in the production </text:span><text:span text:style-name="T135">is called the </text:span><text:span text:style-name="T154">head</text:span><text:span text:style-name="T135"> of the production and the </text:span><text:span text:style-name="T4">expr </text:span><text:span text:style-name="T11">PLUS</text:span><text:span text:style-name="T4"> expr</text:span><text:span text:style-name="T135"> on the RHS of the </text:span><text:span text:style-name="T4">: </text:span><text:span text:style-name="T135">is called the </text:span><text:span text:style-name="T154">body</text:span><text:span text:style-name="T135"> of the production. </text:span></text:p>
      <text:p text:style-name="P80"/>
      <text:p text:style-name="P86"><text:span text:style-name="T160"><text:tab/>The productions form a context free grammar. <text:s/>A context free grammar is defined by a four tuple (V,T,P,S) - <text:s/>a set V of </text:span><text:span text:style-name="T155">variables </text:span><text:span text:style-name="T163">(also referred to as non-terminals)</text:span><text:span text:style-name="T160">, a set T of </text:span><text:span text:style-name="T155">tokens</text:span><text:span text:style-name="T160"> (traditionally called terminals), a set P of </text:span><text:span text:style-name="T155">productions</text:span><text:span text:style-name="T160"> and a </text:span><text:span text:style-name="T155">start </text:span><text:span text:style-name="T156">variable</text:span><text:span text:style-name="T160"> S. </text:span><text:span text:style-name="T161">Each production consists of a variable on the left side (</text:span><text:span text:style-name="T156">head</text:span><text:span text:style-name="T161"> part) and a sequence of tokens and variables (of zero or more length) on the right side (</text:span><text:span text:style-name="T156">body</text:span><text:span text:style-name="T161"> part). For more about context free grammars </text:span><text:span text:style-name="T164">refer to </text:span><text:span text:style-name="T212">http://en.wikipedia.org/wiki/Context-free_grammar</text:span><text:span text:style-name="T160"> </text:span></text:p>
      <text:p text:style-name="P80"/>
      <text:p text:style-name="P57"><text:span text:style-name="T198"><text:tab/>In the above example, </text:span><text:span text:style-name="T12">PLUS</text:span><text:span text:style-name="T181"> is a </text:span><text:span text:style-name="T183">token </text:span><text:span text:style-name="T186">and</text:span><text:span text:style-name="T183"> </text:span><text:span text:style-name="T13">expr</text:span><text:span text:style-name="T183"> is a variable.</text:span><text:span text:style-name="T181"> </text:span><text:span text:style-name="T199">Every</text:span><text:span text:style-name="T184"> token <text:s/>used in </text:span><text:span text:style-name="T199">the</text:span><text:span text:style-name="T185"> production</text:span><text:span text:style-name="T184"> </text:span><text:span text:style-name="T199">part </text:span><text:span text:style-name="T185">of a</text:span><text:span text:style-name="T199">ny</text:span><text:span text:style-name="T185"> </text:span><text:span text:style-name="T199">YACC </text:span><text:span text:style-name="T185">rule </text:span><text:span text:style-name="T184">must be declared in the </text:span><text:span text:style-name="T199">d</text:span><text:span text:style-name="T184">eclarations section. </text:span><text:span text:style-name="T175">The head </text:span><text:span text:style-name="T176">of a production is always a variable. </text:span><text:span text:style-name="T182">Every variable in </text:span><text:span text:style-name="T199">the</text:span><text:span text:style-name="T182"> grammar must </text:span><text:span text:style-name="T199">appear in the head part of at least one production. <text:s/></text:span></text:p>
      <text:p text:style-name="P64"><text:tab/></text:p>
      <text:p text:style-name="P69">2.2.2<text:tab/>Actions</text:p>
      <text:p text:style-name="P87"/>
      <text:p text:style-name="P88"><text:span text:style-name="T213">The action </text:span><text:span text:style-name="T214">part </text:span><text:span text:style-name="T215">of a rule </text:span><text:span text:style-name="T214">consists of C statements which are</text:span><text:span text:style-name="T213"> executed when the input is matched with the</text:span><text:span text:style-name="T217"> </text:span><text:span text:style-name="T213">body of </text:span><text:span text:style-name="T218">a</text:span><text:span text:style-name="T213"> production.</text:span></text:p>
      <text:p text:style-name="P89"><text:span text:style-name="T5"><text:tab/></text:span><text:span text:style-name="T166">The action corresponding to a production is </text:span><text:span text:style-name="T167">executed </text:span><text:span text:style-name="T174">by </text:span><text:span text:style-name="T7">yyparse()</text:span><text:span text:style-name="T167">only when the entire body of the production has been matched with </text:span><text:span text:style-name="T219">a part of the</text:span><text:span text:style-name="T167"> input. </text:span><text:span text:style-name="T5">yyparse()</text:span><text:span text:style-name="T168"> is a function found in y.tab.c that </text:span><text:span text:style-name="T39">parses</text:span><text:span text:style-name="T168"> through the input file. </text:span><text:soft-page-break/><text:span text:style-name="T8">yyparse()</text:span><text:span text:style-name="T171"> contains the implementation of the push down automaton which is used to parse an given input file.</text:span><text:span text:style-name="T168"> </text:span><text:span text:style-name="T6">y</text:span><text:span text:style-name="T5">ylex()</text:span><text:span text:style-name="T168"> is invoked by </text:span><text:span text:style-name="T5">yyparse()</text:span><text:span text:style-name="T168"> to read the input file. </text:span><text:span text:style-name="T5">yylex()</text:span><text:span text:style-name="T168"> scans through </text:span><text:span text:style-name="T173">the </text:span><text:span text:style-name="T168">input file and returns</text:span><text:span text:style-name="T169"> tokens </text:span><text:span text:style-name="T170">from the input file</text:span><text:span text:style-name="T169">.</text:span><text:span text:style-name="T168"> </text:span></text:p>
      <text:p text:style-name="P21"/>
      <text:p text:style-name="P21">Example:</text:p>
      <text:p text:style-name="P21"/>
      <text:p text:style-name="P43">%{</text:p>
      <text:p text:style-name="P43"/>
      <text:p text:style-name="P43">#include&lt;stdio.h&gt;</text:p>
      <text:p text:style-name="P43"/>
      <text:p text:style-name="P43">%}</text:p>
      <text:p text:style-name="P43"/>
      <text:p text:style-name="P43">%token NUM <text:span text:style-name="T178">PLUS</text:span></text:p>
      <text:p text:style-name="P43"/>
      <text:p text:style-name="P43">%%</text:p>
      <text:p text:style-name="P43"/>
      <text:p text:style-name="P43">expr<text:tab/>:<text:tab/>expr <text:span text:style-name="T179">PLUS</text:span> expr<text:tab/><text:span text:style-name="T187">{printf(“parsing complete”);</text:span><text:span text:style-name="T188">}</text:span></text:p>
      <text:p text:style-name="P43"><text:tab/>|<text:tab/>NUM<text:tab/><text:tab/><text:tab/><text:tab/></text:p>
      <text:p text:style-name="P43"><text:tab/>;</text:p>
      <text:p text:style-name="P43">%%</text:p>
      <text:p text:style-name="P43"><text:tab/>/* Auxiliary functions */</text:p>
      <text:p text:style-name="P20"/>
      <text:p text:style-name="P61"><text:span text:style-name="T141">Note that one variable may have one </text:span><text:span text:style-name="T145">or more </text:span><text:span text:style-name="T141">production bod</text:span><text:span text:style-name="T144">ies </text:span><text:span text:style-name="T141">separated by a </text:span><text:span text:style-name="T14">| </text:span><text:span text:style-name="T140">. </text:span><text:span text:style-name="T142">Each production may have one action with multiple C</text:span><text:span text:style-name="T140"> </text:span><text:span text:style-name="T143">statements. In the above example the variable has two production bodies </text:span><text:span text:style-name="T15">expr PLUS expr</text:span><text:span text:style-name="T143"> and </text:span><text:span text:style-name="T15">NUM</text:span><text:span text:style-name="T143">. The first production body has an associated print action while the second does not. </text:span><text:span text:style-name="T15">yyparse()</text:span><text:span text:style-name="T143"> executes the action only when the body </text:span><text:span text:style-name="T15">expr PLUS expr</text:span><text:span text:style-name="T143"> has been matched </text:span><text:span text:style-name="T146">with the input</text:span><text:span text:style-name="T143">.</text:span></text:p>
      <text:p text:style-name="P24"/>
      <text:p text:style-name="P26">2.2.3<text:tab/>Auxiliary functions</text:p>
      <text:p text:style-name="P26"/>
      <text:p text:style-name="P62"><text:span text:style-name="T147">The Auxiliary functions section consist of a </text:span><text:span text:style-name="T16">main()</text:span><text:span text:style-name="T147"> definition. </text:span><text:span text:style-name="T148">YACC generates code for all the rules and places into the definition of </text:span><text:span text:style-name="T17">yyparse()</text:span><text:span text:style-name="T148"> in the </text:span><text:span text:style-name="T47">y.tab.c</text:span><text:span text:style-name="T148"> file. </text:span><text:span text:style-name="T18">yyparse()</text:span><text:span text:style-name="T149"> must be invoked in the </text:span><text:span text:style-name="T18">main()</text:span><text:span text:style-name="T149"> function's definition</text:span><text:span text:style-name="T150"> to parse the input</text:span><text:span text:style-name="T143">. </text:span></text:p>
      <text:p text:style-name="P62"><text:span text:style-name="T151">In addition to this YACC generated code, </text:span><text:span text:style-name="T152">the programmer may wish to add his own code to the </text:span><text:span text:style-name="T19">y.tab.c</text:span><text:span text:style-name="T152"> file. </text:span><text:span text:style-name="T153">The Auxiliary functions section allows the programmer to achieve this.</text:span><text:span text:style-name="T151"> </text:span></text:p>
      <text:p text:style-name="P22"/>
      <text:p text:style-name="P22"><text:soft-page-break/></text:p>
      <text:p text:style-name="P22"/>
      <text:p text:style-name="P22">Example:</text:p>
      <text:p text:style-name="P23"/>
      <text:p text:style-name="P45">%{</text:p>
      <text:p text:style-name="P45"/>
      <text:p text:style-name="P45">#include&lt;stdio.h&gt;</text:p>
      <text:p text:style-name="P45"/>
      <text:p text:style-name="P45">%}</text:p>
      <text:p text:style-name="P45"/>
      <text:p text:style-name="P45">%token NUM <text:span text:style-name="T178">PLUS</text:span></text:p>
      <text:p text:style-name="P45"/>
      <text:p text:style-name="P45">%%</text:p>
      <text:p text:style-name="P45"/>
      <text:p text:style-name="P45">expr<text:tab/>:<text:tab/>expr <text:span text:style-name="T179">PLUS</text:span> expr<text:tab/><text:span text:style-name="T187">{</text:span><text:span text:style-name="T189">my_</text:span><text:span text:style-name="T187">print(“parsing complete”);</text:span><text:span text:style-name="T188">}</text:span></text:p>
      <text:p text:style-name="P45"><text:tab/>|<text:tab/>NUM<text:tab/><text:tab/><text:tab/><text:tab/></text:p>
      <text:p text:style-name="P45"><text:tab/>;</text:p>
      <text:p text:style-name="P45"/>
      <text:p text:style-name="P45">%%</text:p>
      <text:p text:style-name="P23"/>
      <text:p text:style-name="P75">void my_print(char* str)</text:p>
      <text:p text:style-name="P75">{</text:p>
      <text:p text:style-name="P75"><text:tab/>printf(“<text:span text:style-name="T190">Message: </text:span>%s”,str);</text:p>
      <text:p text:style-name="P75">}</text:p>
      <text:p text:style-name="P73"/>
      <text:p text:style-name="P75"><text:span text:style-name="T191">void</text:span><text:span text:style-name="T192"> yyerror()</text:span></text:p>
      <text:p text:style-name="P74">{</text:p>
      <text:p text:style-name="P74"><text:tab/>printf(“Syntax Error”);</text:p>
      <text:p text:style-name="P74">}</text:p>
      <text:p text:style-name="P51"/>
      <text:p text:style-name="P51">int main()</text:p>
      <text:p text:style-name="P51">{</text:p>
      <text:p text:style-name="P51"><text:tab/>yyparse();</text:p>
      <text:p text:style-name="P51"><text:tab/>return 1;</text:p>
      <text:p text:style-name="P51">}</text:p>
      <text:p text:style-name="P51"/>
      <text:p text:style-name="P65">Sample Input/Output:</text:p>
      <text:p text:style-name="P65"/>
      <text:p text:style-name="P52">I:<text:tab/>2+2</text:p>
      <text:p text:style-name="P52">O:<text:tab/>Message: parsing complete</text:p>
      <text:p text:style-name="P52"/>
      <text:p text:style-name="P50">I:<text:tab/>2-2</text:p>
      <text:p text:style-name="P90">O:<text:tab/>Syntax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FreeSerif" svg:font-family="FreeSerif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04T03:58:37</dc:date>
    <meta:editing-duration>PT7H49M44S</meta:editing-duration>
    <meta:editing-cycles>316</meta:editing-cycles>
    <meta:document-statistic meta:table-count="0" meta:image-count="0" meta:object-count="0" meta:page-count="7" meta:paragraph-count="108" meta:word-count="1290" meta:character-count="7483" meta:non-whitespace-character-count="6183"/>
  </office:meta>
</office:document-meta>
</file>